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Heading_20_2">
      <style:text-properties officeooo:rsid="00071cdf" officeooo:paragraph-rsid="00071cdf"/>
    </style:style>
    <style:style style:name="P14" style:family="paragraph" style:parent-style-name="Text_20_body" style:list-style-name="L1">
      <style:text-properties officeooo:rsid="0008e3bc" officeooo:paragraph-rsid="0008e3bc"/>
    </style:style>
    <style:style style:name="P15" style:family="paragraph" style:parent-style-name="Text_20_body" style:list-style-name="L2">
      <style:text-properties officeooo:rsid="000b7df3" officeooo:paragraph-rsid="000b7df3"/>
    </style:style>
    <style:style style:name="P16" style:family="paragraph" style:parent-style-name="Text_20_body" style:list-style-name="L3">
      <style:text-properties officeooo:rsid="000b7df3" officeooo:paragraph-rsid="000b7df3"/>
    </style:style>
    <style:style style:name="P17" style:family="paragraph" style:parent-style-name="Text_20_body" style:list-style-name="L2">
      <style:text-properties officeooo:rsid="000d17f8" officeooo:paragraph-rsid="000dc431"/>
    </style:style>
    <style:style style:name="P18" style:family="paragraph" style:parent-style-name="Text_20_body" style:list-style-name="L3">
      <style:text-properties officeooo:rsid="000d17f8" officeooo:paragraph-rsid="000d17f8"/>
    </style:style>
    <style:style style:name="P19" style:family="paragraph" style:parent-style-name="Text_20_body" style:list-style-name="L4">
      <style:text-properties officeooo:rsid="000d17f8" officeooo:paragraph-rsid="000d17f8"/>
    </style:style>
    <style:style style:name="P20" style:family="paragraph" style:parent-style-name="Text_20_body" style:list-style-name="L3">
      <style:text-properties officeooo:rsid="000532cd" officeooo:paragraph-rsid="00071cdf"/>
    </style:style>
    <style:style style:name="P21" style:family="paragraph" style:parent-style-name="Text_20_body" style:list-style-name="L3">
      <style:text-properties officeooo:rsid="00062d5e" officeooo:paragraph-rsid="00071cdf"/>
    </style:style>
    <style:style style:name="P22" style:family="paragraph" style:parent-style-name="Text_20_body" style:list-style-name="L3">
      <style:text-properties officeooo:rsid="0008595b" officeooo:paragraph-rsid="00071cdf"/>
    </style:style>
    <style:style style:name="P23" style:family="paragraph" style:parent-style-name="Text_20_body" style:list-style-name="L5">
      <style:text-properties officeooo:rsid="0011bac5" officeooo:paragraph-rsid="0011bac5"/>
    </style:style>
    <style:style style:name="P24" style:family="paragraph" style:parent-style-name="Text_20_body" style:list-style-name="L5">
      <style:text-properties officeooo:rsid="0011bac5" officeooo:paragraph-rsid="0020aea1"/>
    </style:style>
    <style:style style:name="P25" style:family="paragraph" style:parent-style-name="Text_20_body">
      <style:text-properties officeooo:paragraph-rsid="0013a7cf"/>
    </style:style>
    <style:style style:name="P26" style:family="paragraph" style:parent-style-name="Text_20_body" style:list-style-name="L5">
      <style:text-properties officeooo:rsid="0020aea1" officeooo:paragraph-rsid="0020aea1"/>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30b26" style:font-weight-asian="normal" style:font-weight-complex="normal"/>
    </style:style>
    <style:style style:name="T17" style:family="text">
      <style:text-properties fo:font-weight="normal" officeooo:rsid="00153dde" style:font-weight-asian="normal" style:font-weight-complex="normal"/>
    </style:style>
    <style:style style:name="T18" style:family="text">
      <style:text-properties fo:font-weight="normal" officeooo:rsid="0016d002" style:font-weight-asian="normal" style:font-weight-complex="normal"/>
    </style:style>
    <style:style style:name="T19" style:family="text">
      <style:text-properties fo:font-weight="normal" officeooo:rsid="0013a7cf" style:font-weight-asian="normal" style:font-weight-complex="normal"/>
    </style:style>
    <style:style style:name="T20" style:family="text">
      <style:text-properties fo:font-weight="normal" officeooo:rsid="00193d27" style:font-weight-asian="normal" style:font-weight-complex="normal"/>
    </style:style>
    <style:style style:name="T21" style:family="text">
      <style:text-properties fo:font-weight="normal" officeooo:rsid="001a064c" style:font-weight-asian="normal" style:font-weight-complex="normal"/>
    </style:style>
    <style:style style:name="T22" style:family="text">
      <style:text-properties fo:font-weight="normal" officeooo:rsid="001a8c96" style:font-weight-asian="normal" style:font-weight-complex="normal"/>
    </style:style>
    <style:style style:name="T23" style:family="text">
      <style:text-properties fo:font-weight="normal" officeooo:rsid="001cf1da" style:font-weight-asian="normal" style:font-weight-complex="normal"/>
    </style:style>
    <style:style style:name="T24" style:family="text">
      <style:text-properties fo:font-weight="normal" officeooo:rsid="001e59c1" style:font-weight-asian="normal" style:font-weight-complex="normal"/>
    </style:style>
    <style:style style:name="T25" style:family="text">
      <style:text-properties fo:font-weight="normal" officeooo:rsid="001f5cad" style:font-weight-asian="normal" style:font-weight-complex="normal"/>
    </style:style>
    <style:style style:name="T26" style:family="text">
      <style:text-properties fo:font-weight="normal" officeooo:rsid="0020aea1" style:font-weight-asian="normal" style:font-weight-complex="normal"/>
    </style:style>
    <style:style style:name="T27" style:family="text">
      <style:text-properties officeooo:rsid="0020ae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4094153777" text:style-name="L1">
        <text:list-item>
          <text:p text:style-name="P14">I prefer PLA.</text:p>
        </text:list-item>
        <text:list-item>
          <text:p text:style-name="P14">Print box.stl and boxLid.stl, both parts upside down (that is, with the top touching the print bed). Print without support, raft, or brim.</text:p>
        </text:list-item>
        <text:list-item>
          <text:p text:style-name="P14">The lid may be a little tight the first few times you slide it in. <text:span text:style-name="T11">It will loosen with wear.</text:span></text:p>
        </text:list-item>
      </text:list>
      <text:h text:style-name="Heading_20_2" text:outline-level="2">How to Register your Weather Station</text:h>
      <text:list xml:id="list4067558385" text:style-name="L2">
        <text:list-item>
          <text:p text:style-name="P15">Create a free account on Weather Underground, <text:a xlink:type="simple" xlink:href="https://www.wunderground.com/" text:style-name="Internet_20_link" text:visited-style-name="Visited_20_Internet_20_Link">https://www.wunderground.com/</text:a></text:p>
        </text:list-item>
        <text:list-item>
          <text:p text:style-name="P15">Log in to Weather Underground</text:p>
        </text:list-item>
        <text:list-item>
          <text:p text:style-name="P15">Select, under My Profile, My Weather Stations</text:p>
        </text:list-item>
        <text:list-item>
          <text:p text:style-name="P15">On the resulting screen, select the Register with WU tab</text:p>
        </text:list-item>
        <text:list-item>
          <text:p text:style-name="P15">Follow the instructions to register your station, selecting "other" for Station Hardware.</text:p>
        </text:list-item>
        <text:list-item>
          <text:p text:style-name="P17">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5">After a few minutes, power up your new weather station. It should upload the temperature every 10 minutes.</text:p>
        </text:list-item>
      </text:list>
      <text:h text:style-name="P13" text:outline-level="2">Design Notes</text:h>
      <text:list xml:id="list1440136332" text:style-name="L3">
        <text:list-item>
          <text:p text:style-name="P16">Weather Underground takes temperature in degrees Fahrenheit. The code converts from degrees Celsius (the MAX31820 native form) to degrees Fahrenheit <text:span text:style-name="T11">for upload.</text:span></text:p>
        </text:list-item>
        <text:list-item>
          <text:p text:style-name="P20"><text:span text:style-name="T10">My</text:span> box will be put in a very damp environment <text:span text:style-name="T1">(outside, under a balcony).</text:span></text:p>
        </text:list-item>
        <text:list-item>
          <text:p text:style-name="P20">The box <text:span text:style-name="T1">holds</text:span> an ESP8266 Thing Dev board and MAX31820 temperature sensor.</text:p>
        </text:list-item>
        <text:list-item>
          <text:p text:style-name="P20">It <text:span text:style-name="T1">is</text:span> powered by wall-powered USB, <text:span text:style-name="T1">plugged into a nearby all-weather socket. My power supply is sheltered from the rain, so it should work fine. It will be interesting to see how it fares this winter.</text:span></text:p>
        </text:list-item>
        <text:list-item>
          <text:p text:style-name="P16">I created a slight slope to the top and bottom of the box by doing a Loft operation. The slight <text:soft-page-break/>slope should help keep water from pooling on the top of the box.</text:p>
        </text:list-item>
        <text:list-item>
          <text:p text:style-name="P18">The holes in the bottom lid of the box will pass the USB wire and the wires for the MAX31820.</text:p>
        </text:list-item>
        <text:list-item>
          <text:p text:style-name="P20">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1">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1">From the tip of the ESP8266 board to the flexible part of the USB cable is 100 mm, so <text:span text:style-name="T10">I made</text:span> the box <text:span text:style-name="T10">about </text:span>100 mm tall.</text:p>
        </text:list-item>
        <text:list-item>
          <text:p text:style-name="P22">The ESP8266 spec claims an operating temperature range of -40°~125° C, so we shouldn't have any trouble with low or high ambient temperatures here.</text:p>
        </text:list-item>
      </text:list>
      <text:h text:style-name="Heading_20_2" text:outline-level="2">Soldering the circuit</text:h>
      <text:list xml:id="list772552039" text:style-name="L4">
        <text:list-item>
          <text:p text:style-name="P19">Solder the headers to the ESP8266.</text:p>
        </text:list-item>
        <text:list-item>
          <text:p text:style-name="P19">Trim and bend the ends of the 4.7K Ohm resistor so it just fits with one end plugged into ESP8266 3.3V pin and the other into the data pin (labeled "4" on the ESP8266).</text:p>
        </text:list-item>
        <text:list-item>
          <text:p text:style-name="P19">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9">Cut 3 short pieces of heat shrink tubing. Slide one over each of the wires, to cover the soldered parts. Use a heat gun to shrink the tubing.</text:p>
        </text:list-item>
        <text:list-item>
          <text:p text:style-name="P19">Solder the yellow data wire to the data (pin 4) side of the resistor.</text:p>
        </text:list-item>
        <text:list-item>
          <text:p text:style-name="P19">Solder the red power wire to the power (3.3V) side of the resistor.</text:p>
        </text:list-item>
        <text:list-item>
          <text:p text:style-name="P19">Cut the black wire to length and plug it into the GND pin on the ESP8266.</text:p>
        </text:list-item>
      </text:list>
      <text:h text:style-name="Heading_20_2" text:outline-level="2">To Do</text:h>
      <text:list xml:id="list3704323589" text:style-name="L5">
        <text:list-item>
          <text:p text:style-name="P24">Get it working again (Issue #4). <text:span text:style-name="T27">Change WiFiClient construction to be done in setup() rather than in global variable definitions.</text:span></text:p>
        </text:list-item>
        <text:list-item>
          <text:p text:style-name="P26">Correct the SSL Certificate Fingerprint.</text:p>
        </text:list-item>
        <text:list-item>
          <text:p text:style-name="P23">Make the enhancements listed in the Issues on GitHub.</text:p>
        </text:list-item>
      </text:list>
      <text:h text:style-name="P13" text:outline-level="2">Diary</text:h>
      <text:p text:style-name="P25"><text:span text:style-name="T13">D</text:span><text:span text:style-name="T14">ecember 4, 2019</text:span><text:span text:style-name="T19"> – Ran the weather station in my office. Changed the EEPROM to talk to the local SSID rather than the garage SSID. </text:span><text:span text:style-name="T17">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8">Searched in vain for the Weather Underground Personal Weather Station protocol specification on the Weather Underground site. </text:span><text:span text:style-name="T17"><text:line-break/><text:tab/></text:span><text:span text:style-name="T18">Tried manually accessing the station update url of </text:span><text:soft-page-break/><text:a xlink:type="simple" xlink:href="https://weatherstation.wunderground.com/weatherstation/updateweatherstation.php" text:style-name="Internet_20_link" text:visited-style-name="Visited_20_Internet_20_Link"><text:span text:style-name="T18">https://weatherstation.wunderground.com/weatherstation/updateweatherstation.php</text:span></text:a><text:span text:style-name="T18">,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18">https://feedback.weather.com/customer/en/portal/articles/2924682-pws-upload-protocol?b_id=17298</text:span></text:a><text:span text:style-name="T18">, </text:span><text:span text:style-name="T25">last updated June 2019</text:span><text:span text:style-name="T18">. </text:span><text:span text:style-name="T25">The protocol documented there seems unchanged.</text:span><text:span text:style-name="T20"><text:line-break/><text:tab/></text:span><text:span text:style-name="T21">Put the new update site in the code and tried it. </text:span><text:span text:style-name="T22">Same error. </text:span><text:span text:style-name="T23">Tried HTTP instead of HTTPS. </text:span><text:span text:style-name="T24">Tried connecting to </text:span><text:span text:style-name="T25">google.com</text:span><text:span text:style-name="T24"> via SSL. Same error, which suggests the problem is not the protocol, but is something to do with the network stack on the ESP8266.<text:line-break/><text:tab/></text:span><text:span text:style-name="T26">Started reading the ESP8266 WiFi documentation, and found the WiFiClientSecure constructor is active, and should (likely) be constructed during setup() rather than at global variable initialization time before setup() is called.</text:span></text:p>
      <text:p text:style-name="P12"><text:span text:style-name="T13">D</text:span><text:span text:style-name="T12">ecember 1, 2019</text:span><text:span text:style-name="T15"> – I took the station </text:span><text:span text:style-name="T16">down</text:span><text:span text:style-name="T15">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5">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text:soft-page-break/>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16S</meta:editing-duration>
    <meta:editing-cycles>20</meta:editing-cycles>
    <meta:generator>LibreOffice/6.1.6.3$Windows_X86_64 LibreOffice_project/5896ab1714085361c45cf540f76f60673dd96a72</meta:generator>
    <dc:date>2019-12-04T16:02:07.685000000</dc:date>
    <meta:document-statistic meta:table-count="0" meta:image-count="0" meta:object-count="0" meta:page-count="4" meta:paragraph-count="51" meta:word-count="1580" meta:character-count="9169" meta:non-whitespace-character-count="7648"/>
    <meta:user-defined meta:name="Info 1"/>
    <meta:user-defined meta:name="Info 2"/>
    <meta:user-defined meta:name="Info 3"/>
    <meta:user-defined meta:name="Info 4"/>
  </office:meta>
</office:document-meta>
</file>